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5cm" fo:min-width="3.6cm"/>
    </style:style>
    <style:style style:name="gr2" style:family="graphic" style:parent-style-name="standard">
      <style:graphic-properties draw:textarea-horizontal-align="justify" draw:textarea-vertical-align="middle" draw:auto-grow-height="false" fo:min-height="2.05cm" fo:min-width="3.7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9.3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4.1cm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4.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1cm" svg:height="2.2cm" svg:x="2.9cm" svg:y="2.9cm">
          <text:p text:style-name="P1">GP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2.3cm" svg:x="8.4cm" svg:y="2.9cm">
          <text:p text:style-name="P1">Speed</text:p>
          <text:p text:style-name="P1">Senso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2.3cm" svg:x="14cm" svg:y="2.9cm">
          <text:p text:style-name="P1">Mobile Bug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9.8cm" svg:height="1.5cm" svg:x="8.3cm" svg:y="7.6cm">
          <text:p text:style-name="P1">Microcontroller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4.6cm" svg:height="1.4cm" svg:x="10.8cm" svg:y="10cm">
          <text:p text:style-name="P1">GSM Modem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5cm" svg:height="2.1cm" svg:x="18cm" svg:y="12cm">
          <text:p text:style-name="P1">Control Room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5.4cm" svg:y1="10.7cm" svg:x2="20.5cm" svg:y2="12cm" draw:start-shape="id1" draw:start-glue-point="1" draw:end-shape="id2" draw:end-glue-point="0" svg:d="M15400 10700h5100v1300" svg:viewBox="0 0 5101 1301">
          <text:p/>
        </draw:connector>
        <draw:connector draw:style-name="gr6" draw:text-style-name="P2" draw:layer="layout" svg:x1="18.426cm" svg:y1="4.205cm" svg:x2="18.1cm" svg:y2="8.35cm" draw:end-shape="id3" draw:end-glue-point="1" svg:d="M18426 4205h175v4145h-501" svg:viewBox="0 0 502 4146">
          <text:p/>
        </draw:connector>
        <draw:connector draw:style-name="gr6" draw:text-style-name="P2" draw:layer="layout" svg:x1="4.95cm" svg:y1="5.1cm" svg:x2="10.8cm" svg:y2="10.7cm" draw:start-shape="id4" draw:start-glue-point="2" draw:end-shape="id1" draw:end-glue-point="3" svg:d="M4950 5100v5600h5850" svg:viewBox="0 0 5851 5601">
          <text:p/>
        </draw:connector>
        <draw:line draw:style-name="gr6" draw:text-style-name="P2" draw:layer="layout" svg:x1="10cm" svg:y1="5.2cm" svg:x2="10cm" svg:y2="7.7cm">
          <text:p/>
        </draw:line>
        <draw:line draw:style-name="gr6" draw:text-style-name="P2" draw:layer="layout" svg:x1="12.9cm" svg:y1="9.1cm" svg:x2="12.9cm" svg:y2="10.1cm">
          <text:p/>
        </draw:line>
        <draw:frame draw:style-name="gr7" draw:text-style-name="P3" draw:layer="layout" svg:width="3.8cm" svg:height="1.673cm" svg:x="20.6cm" svg:y="10.427cm">
          <draw:text-box>
            <text:p>LED GLOWS</text:p>
          </draw:text-box>
        </draw:frame>
        <draw:frame draw:style-name="gr7" draw:text-style-name="P3" draw:layer="layout" svg:width="3.8cm" svg:height="1.673cm" svg:x="18.7cm" svg:y="5.6cm">
          <draw:text-box>
            <text:p>Send Pulses</text:p>
          </draw:text-box>
        </draw:frame>
        <draw:frame draw:style-name="gr7" draw:text-style-name="P3" draw:layer="layout" svg:width="3.8cm" svg:height="2.384cm" svg:x="2.3cm" svg:y="7cm">
          <draw:text-box>
            <text:p>Send Vehicle Position</text:p>
          </draw:text-box>
        </draw:frame>
        <draw:frame draw:style-name="gr8" draw:text-style-name="P3" draw:layer="layout" svg:width="4.9cm" svg:height="1.673cm" svg:x="10.2cm" svg:y="5.7cm">
          <draw:text-box>
            <text:p>Send Vehicle</text:p>
            <text:p>Spe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00:07:53.420786619</meta:creation-date>
    <dc:date>2019-03-06T00:46:38.516361284</dc:date>
    <meta:editing-duration>PT28M35S</meta:editing-duration>
    <meta:editing-cycles>1</meta:editing-cycles>
    <meta:document-statistic meta:object-count="15"/>
    <meta:generator>LibreOffice/6.0.7.3$Linux_X86_64 LibreOffice_project/00m0$Build-3</meta:generator>
  </office:meta>
</office:document-meta>
</file>